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Monaco, 'Andale Mono', 'Ubuntu Mono', monospace"/>
    <style:font-face style:name="inherit" svg:font-family="inherit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1" fo:font-size="12pt" fo:font-weight="normal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ee9900" style:font-name="inherit" fo:font-size="10.5pt" fo:letter-spacing="normal" fo:font-style="normal" fo:font-weight="bold"/>
    </style:style>
    <style:style style:name="T2" style:family="text">
      <style:text-properties fo:font-variant="normal" fo:text-transform="none" fo:color="#ee9900" fo:font-size="10.5pt" fo:letter-spacing="normal" fo:font-style="normal" fo:font-weight="bold"/>
    </style:style>
    <style:style style:name="T3" style:family="text">
      <style:text-properties fo:font-variant="normal" fo:text-transform="none" fo:color="#ee9900" style:font-name="Liberation Serif1" fo:font-size="10.5pt" fo:letter-spacing="normal" fo:font-style="normal" fo:font-weight="bold"/>
    </style:style>
    <style:style style:name="T4" style:family="text">
      <style:text-properties fo:font-variant="normal" fo:text-transform="none" fo:color="#ee9900" style:font-name="Liberation Serif1" fo:letter-spacing="normal" fo:font-style="normal" fo:font-weight="bold"/>
    </style:style>
    <style:style style:name="T5" style:family="text">
      <style:text-properties fo:font-variant="normal" fo:text-transform="none" fo:color="#ee9900" style:font-name="Liberation Serif1" fo:font-size="12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fo:color="#ee9900" style:font-name="Liberation Serif1" fo:font-size="12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ee9900" style:font-name="Liberation Serif1" fo:font-size="12pt" fo:letter-spacing="normal" fo:font-style="normal" style:font-size-asian="12pt" style:font-size-complex="12pt"/>
    </style:style>
    <style:style style:name="T8" style:family="text">
      <style:text-properties fo:font-variant="normal" fo:text-transform="none" fo:color="#ee9900" style:font-name="Liberation Serif1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font-name="Liberation Serif1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1" fo:font-size="12pt" fo:letter-spacing="normal" fo:font-style="normal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  <text:p text:style-name="Standard"><text:s text:c="2"/>GNU nano 6.2 <text:s text:c="83"/>actividad.sh <text:s text:c="93"/></text:p>
      <text:p text:style-name="Standard"># Actividad 1</text:p>
      <text:p text:style-name="Standard"/>
      <text:p text:style-name="Standard">rm -r /home/daniel/Escritorio/$1</text:p>
      <text:p text:style-name="Standard">rm /home/daniel/Escritorio/$1/$2 </text:p>
      <text:p text:style-name="Standard"/>
      <text:p text:style-name="Standard"># cd ~/ se usaria para viajar al la carpeta personal</text:p>
      <text:p text:style-name="Standard">read -p "Dime tu nombre" nombre</text:p>
      <text:p text:style-name="Standard">echo "bienvenido $nombre"</text:p>
      <text:p text:style-name="Standard">mkdir $1</text:p>
      <text:p text:style-name="Standard">touch $1/$2</text:p>
      <text:p text:style-name="Standard">ls -l $1</text:p>
      <text:p text:style-name="Standard">chmod 777 $1</text:p>
      <text:p text:style-name="Standard">chmod 777 $1/$2</text:p>
      <text:p text:style-name="Standard">mv $1/$2 /home/Escritorio</text:p>
      <text:p text:style-name="Standard"/>
      <text:p text:style-name="Standard">echo "listado carpeta"</text:p>
      <text:p text:style-name="Standard">ls -l $1</text:p>
      <text:p text:style-name="Standard">echo "listado directorio personal"</text:p>
      <text:p text:style-name="Standard">ls -l /home/daniel/Escritor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GNU nano 6.2 <text:s text:c="83"/>actividad2.sh <text:s text:c="92"/></text:p>
      <text:p text:style-name="Standard"># Realiza un shell script que copia todos los archivos de trabajo con extensión </text:p>
      <text:p text:style-name="Standard"># .dat y .c (mejor con la extension que quieras)del directorio actual al directorio pasado como argumento.</text:p>
      <text:p text:style-name="Standard"># Si este directorio no existe, el guión lo debe crear. </text:p>
      <text:p text:style-name="Standard"/>
      <text:p text:style-name="P2"><text:span text:style-name="Source_20_Text"><text:span text:style-name="T10">#! /bin/sh</text:span></text:span></text:p>
      <text:p text:style-name="P1">if [ -d $1 ];</text:p>
      <text:p text:style-name="P1">then cp <text:s/>*.txt $1</text:p>
      <text:p text:style-name="Standard">else mkdir $1</text:p>
      <text:p text:style-name="Standard">cp *.txt $1</text:p>
      <text:p text:style-name="Standard">fi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Monaco, 'Andale Mono', 'Ubuntu Mono', monospace"/>
    <style:font-face style:name="inherit" svg:font-family="inherit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1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1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3-18T20:26:32.182000000</meta:creation-date>
    <dc:date>2024-04-07T11:24:13.39</dc:date>
    <meta:editing-duration>PT3M34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1" meta:paragraph-count="28" meta:word-count="125" meta:character-count="1074"/>
    <dc:creator>Daniel Ojeda Martel</dc:creator>
  </office:meta>
</office:document-meta>
</file>